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1.140208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table:style-name="ce1">
            <text:p>Fall Achs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fense planning on the eastern border, in tandem with Fall Ro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Ant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efense planning on the western border, in tandem with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au</text:p>
          </table:table-cell>
          <table:table-cell office:value-type="float" office:value="1935" table:style-name="ce1">
            <text:p>1935</text:p>
          </table:table-cell>
          <table:table-cell table:number-columns-repeated="3" table:style-name="ce1"/>
          <table:table-cell office:value-type="string" table:style-name="ce1">
            <text:p>German plan to occupy Aust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au</text:p>
          </table:table-cell>
          <table:table-cell office:value-type="float" office:value="1938" table:style-name="ce1">
            <text:p>1938</text:p>
          </table:table-cell>
          <table:table-cell table:number-columns-repeated="3" table:style-name="ce1"/>
          <table:table-cell office:value-type="string" table:style-name="ce1">
            <text:p>German contingency planning for Soviet takeover of Sp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au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invasion of Czechoslovak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ume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bombing of Guernica, Sp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ume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ir force research, later renamed Planstudie 3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rau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lan for invasion of Czechoslovak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Falk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lan to establish a puppet government in Aust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Falk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bombing of Wielun, Poland, part of Fall Wei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Forelle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invasion of Po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Forelle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reparation for the invasion of Poland, part of Fall Wei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Gelb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operation to safeguard the rail bridge at Tczew, Poland during the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Grün</text:p>
          </table:table-cell>
          <table:table-cell office:value-type="float" office:value="1938" table:style-name="ce1">
            <text:p>1938</text:p>
          </table:table-cell>
          <table:table-cell table:number-columns-repeated="3" table:style-name="ce1"/>
          <table:table-cell office:value-type="string" table:style-name="ce1">
            <text:p>German staged attacks in Poland to justify invasion, part of Fall Wei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Grü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study for a potential invasion of Britain, part of Operatio Nordwest was integrated into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Grü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operation in Southern Poland near the border with Czechoslovak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Hann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peration to murder members of the intelligentsia at univerisites in Kraków, Po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Mard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lan to exterminate Polish intelligent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Marder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erial bombing of Warsaw, Po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Marder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lan to expand the Kriegsmarine to match the strength of the British Royal Nav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Otto</text:p>
          </table:table-cell>
          <table:table-cell office:value-type="float" office:value="1937" table:style-name="ce1">
            <text:p>1937</text:p>
          </table:table-cell>
          <table:table-cell table:number-columns-repeated="3" table:style-name="ce1"/>
          <table:table-cell office:value-type="string" table:style-name="ce1">
            <text:p>German air force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ichard</text:p>
          </table:table-cell>
          <table:table-cell office:value-type="float" office:value="1937" table:style-name="ce1">
            <text:p>1937</text:p>
          </table:table-cell>
          <table:table-cell table:number-columns-repeated="3" table:style-name="ce1"/>
          <table:table-cell office:value-type="string" table:style-name="ce1">
            <text:p><text:s/>British plan to gain control of Bal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5" table:style-name="ce1">
            <text:p>1935</text:p>
          </table:table-cell>
          <table:table-cell table:number-columns-repeated="3" table:style-name="ce1"/>
          <table:table-cell office:value-type="string" table:style-name="ce1">
            <text:p><text:s/>Polish naval withdraw to Britain prior to German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7" table:style-name="ce1">
            <text:p>1937</text:p>
          </table:table-cell>
          <table:table-cell table:number-columns-repeated="3" table:style-name="ce1"/>
          <table:table-cell office:value-type="string" table:style-name="ce1">
            <text:p><text:s/>British evacuation of women and children from major cit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Polish naval defense of the Polish coas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s against the Maginot Line on the French-German border in conjunction with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Weiß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attacks against the Maginot Line on the French-German border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Generalplan O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invasion of the Low Countries of Belgium, the Netherlands, and Luxembour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Kampf um Ro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s against the Maginot Line on the French-German border in conjunction with Fall Brau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.43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plan for a diversionary invasion of Ireland in support of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AGIC</text:p>
          </table:table-cell>
          <table:table-cell office:value-type="string" table:style-name="ce1">
            <text:p>1939-1945</text:p>
          </table:table-cell>
          <table:table-cell table:number-columns-repeated="3" table:style-name="ce1"/>
          <table:table-cell office:value-type="string" table:style-name="ce1">
            <text:p>German invasion of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anhattan Project</text:p>
          </table:table-cell>
          <table:table-cell office:value-type="string" table:style-name="ce1">
            <text:p>1941-1945</text:p>
          </table:table-cell>
          <table:table-cell table:number-columns-repeated="3" table:style-name="ce1"/>
          <table:table-cell office:value-type="string" table:style-name="ce1">
            <text:p>German attacks on the British Royal Air Force, aimed to soften defenses for a future ground invasion, also known as Operation Adlerangriff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ission Bost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s on the British Royal Air Force, aimed to soften defenses for a future ground invasion, also known as Operation Adl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ission Chica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mining off Dover, England, Britain using surface vessel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ission Detroi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Adalsnes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ulberr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Arendal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25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commando raid on British crown dependency Bailiwick of Guernsey off the French coas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505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reparations for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berlou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the Maginot Line on the German-French border, part of Fall Ro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-Bewegung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mining off Dover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ccolad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Alsten Island and Sandnessjøen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ccumulato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in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ir operation to relieve troops in Narvik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commando operation to occupy the bridge over the Albert Canal in Belgiu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invasion of Gibraltar via the Iberian Penins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dlerangriff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aratrooper attack on the Hague, Rotterdam, Dordrecht, and Moerdijk in the Netherlands, part of Fall Gel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aratrooper attack on Ghent in the Netherlands, part of Fall Gel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greemen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f the Maginot Line on the French-Germany border north of Kehl, Germany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id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iversionary attack on two bridges on the French-German border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ktion 24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paratrooper attack on Belgian Fort Eben-Ema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landing at Brighton, England, Britain, part of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acrity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ccupation of the Channel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b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iversionary attack on Mulhouse, France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bi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ubmarine operations in Norwegian wat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bij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diversionary invasion of Scotland, Britain, part of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f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intelligence gathering for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fre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Iceland in response to British Operation Fork, originally planned to launch in conjunction with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penfestung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naval operation against British shipping off Narvik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penveilche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naval operation to disrupt Allied supplies to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ph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against Kristiansand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phabe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sos</text:p>
          </table:table-cell>
          <table:table-cell office:value-type="string" table:style-name="ce1">
            <text:p>1940-1945</text:p>
          </table:table-cell>
          <table:table-cell table:number-columns-repeated="3" table:style-name="ce1"/>
          <table:table-cell office:value-type="string" table:style-name="ce1">
            <text:p>German air attack against British airfields for bomb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tenbek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65-day air offensive against London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tona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Britain, precursor of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mbassado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breakthrough between Breisach and Strasbourg, France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mhers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German invasion of the Dutch island of Texel in the North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min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night raid against British air ba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nkle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nthropoi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night raid on Coventry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ntim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several Dutch bridg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nvi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aratrooper attack of Namur, Belgiu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phrodi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landing at Narvik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ashi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German invasion of Liège, Belgium, part of Fall Gel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chery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ction against Narvik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chwa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troop deployment in Belgium, part of Fall Gel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ie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warship Admiral Scheer's raid in the North Atlant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ni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invasion of Denmark and Norway, later renamed to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ra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s against Allied ships convoys between Britain and Scandin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tu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The first German Atlantic operation of Admiral Hipp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s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erial reconnaissance of Russia natural resourc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stoni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Oslo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strolog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tlantic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reparations for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ttac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s on Strasbourg, France, part of Fall Brau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ttik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erial bombing of French countrysid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ttila</text:p>
          </table:table-cell>
          <table:table-cell office:value-type="string" table:style-name="ce1">
            <text:p>1940-1942</text:p>
          </table:table-cell>
          <table:table-cell table:number-columns-repeated="3" table:style-name="ce1"/>
          <table:table-cell office:value-type="string" table:style-name="ce1">
            <text:p>German breakthrough of the Maginot Line between Teting und Wittring,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ufbau Os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the Maginot Line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uslad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erial bombing of Birmingham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valanch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ceptive attack in the Saarbrücken region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Britain, Anglicized as "Sealion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response to British Operation Compass offensive in North Africa, deployment of the German Afrika Korps in North Afr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assassination against Adolf Hitler and coup d'état against the Nazi German governmen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ckfir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ttack on Stavanger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lsa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commando operation to occupy a bridge near Veldwezelt, Belgiu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mber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invasion of Switzer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n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mission to transport Irish Republican Army Chief of Staff Seán Russell from Germany to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obab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intelligence gathering operation in North Afr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rbaross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the northern portion of the Maginot Line, part of Fall Ro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sal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to secure the bridge near Nijmegen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ttleax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movement across the Albert Canal against Fort Eben-Emael in Belgiu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ytow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borted German plan to coordinate actions with Scottish and Welsh nationalist group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ethoven</text:p>
          </table:table-cell>
          <table:table-cell office:value-type="string" table:style-name="ce1">
            <text:p>1941-1945</text:p>
          </table:table-cell>
          <table:table-cell table:number-columns-repeated="3" table:style-name="ce1"/>
          <table:table-cell office:value-type="string" table:style-name="ce1">
            <text:p>Aborted German plan to land an agent in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goni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invasion of Denmark and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owulf I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Trondheim and Narvik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owulf II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Bergen, Kristianland, and Oslo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gwies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struction of rail links between Switzerland and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gwin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destruction of rail links between Switzerland and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li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Sortie by German destroyers into the North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l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naval and air operation in Trondheim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nha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evacuation from NorwayÂ Â [Read More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nhar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retreat from France using ports between Cherbourg and the Spanish bo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t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naval bombardment of Banda Al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tram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Royal Navy operation to seiz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t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dmiralty codeword given to the passage of a reinforcement force from Force 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ttelsta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tiish convoy from Gibraltar to Malta and then to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en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nd Commonwealth counteroffensive in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enenhau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odename to warn that a German invasion of Great Britain was imminent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g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odename to warn of a potential Luftwaffe attack on London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lo gor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evacuation from Le Hav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lo gora O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evacuation from Dunki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rk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invasion of Ic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rkhah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onvoy from Alexandria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shop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ti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ir attack on the Italian fleet in Taranto harb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ackcock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Canceled British attempt to use fire ships to destroy German barges that could be used for a British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ackston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French attack on Dak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aufuchs 1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First British mining of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aufuchs 2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Delivery of equipment and aircraft spare parts to Malta via British submarines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e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itz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ailed British Admiralty plan to lay two live and one fake minefields in Norwegian waters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itzableiter</text:p>
          </table:table-cell>
          <table:table-cell office:value-type="string" table:style-name="ce1">
            <text:p>1939-1945</text:p>
          </table:table-cell>
          <table:table-cell table:number-columns-repeated="3" table:style-name="ce1"/>
          <table:table-cell office:value-type="string" table:style-name="ce1">
            <text:p>German invasion of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ockbuste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borted German intervention during the Italian invasion of Alb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üch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Failed German attempt to destroy oil refineries in Abadan, Ir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ücher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Irish Republican Army plan to coordinate IRA and German intelligence operations, also known as Plan Kathle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uecoa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invasion of Sarawak, Borne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arding Party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invasion of the Soviet Un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ardma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offensive of the Baltic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dden</text:p>
          </table:table-cell>
          <table:table-cell office:value-type="string" table:style-name="ce1">
            <text:p>1937-1943</text:p>
          </table:table-cell>
          <table:table-cell table:number-columns-repeated="3" table:style-name="ce1"/>
          <table:table-cell office:value-type="string" table:style-name="ce1">
            <text:p>German offensive of the Baltic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denplatt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commerce raid in the Atlantic Ocean performed by Scharnhorst and Gneisen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dygua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lan to destablize British economy with counterfeit British bankno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gdanow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Staging of German forces from Germany to northern Finland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ler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Staging of German forces from Norway to northern Finland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lero</text:p>
          </table:table-cell>
          <table:table-cell office:value-type="string" table:style-name="ce1">
            <text:p>1943-1944</text:p>
          </table:table-cell>
          <table:table-cell table:number-columns-repeated="3" table:style-name="ce1"/>
          <table:table-cell office:value-type="string" table:style-name="ce1">
            <text:p>German construction operation to build rail bridges between Lida and Molochtschno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wery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ttack toward El Alamein,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ndfacke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erial bombing of Belgrade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ndung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Japanese invasion of Thailand and Northeast Mala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u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ir raids against Russian Baltic Fleet at Kronstadt and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u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erial bombing of British airfiel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unschwei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invasion of the Soviet Union, later abandoned in favor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unschwei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ir raids against Russian Navy at Leningrad, Russia, part of Operation Eissto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vad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invasion of Indochi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w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Italian naval action against British ships north of Crete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em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ir raids against Russian Navy at Leningrad, Russia, part of Operation Eissto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evity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eceptive operation to hint a false invasion of Scotland and England, Britain from Norway before the start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ücken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eceptive operation to hint a false invasion of Scotland and England, Britain from Norway before the start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unhil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invasion of the island of Lemnos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ushwoo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to take the bridge over the Corinth Canal, near Corinth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üffe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ceptive operation to hint a false invasion of southern England, Britain from France before start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üffel-Beweg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ployment of aircraft to Iraq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urdoc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invasion of the Iberian penins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urz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Berezina River region of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ussar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the Philippin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esa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invasion of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lenda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invasion of Crete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dytuf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na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na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counter-intelligence operation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ne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iversionary invasion of the island of Saaremaa, Estonia in suppoe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ne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t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towards Murmansk, Russia from Finnish Petsamo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uck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ttack towards Kandalaksha, Russia from Finnish Lapland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pita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pr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ation of Finnish Petsamo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rdac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planned German attacks on Allied shipping conducted by Bismarck and Prinz Eug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rpetbagg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lan to make contact with Egyptian nationalis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rthag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ttack at Tula, Russia during the offensive toward Moscow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rtwhe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Hiiumaa, an island off Estonia, pa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sanov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Murmansk, Russia, Anglicized as "Silver Fox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stigo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ttack on the Halfaya Pass on the border of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tapul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xis attack on British supply depots at Bir Khirreigat,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tchpo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techis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bombing of Belgrade, Yugoslavia, part of Operation 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therine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Planned German invasion of Bulga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ario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Kasserine Pass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armwoo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against a general uprising in occupied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astis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iversionary attack on the island of Saaremaa, Estonia in suppo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astit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ffensive toward Moscow, Russia, part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estnu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lan to support the Irish Republican Army in Ireland and Northern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ettyfo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ristros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dvance toward the British Gazala Line near Bir Hakeim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ronicl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ausewitz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naval operation off the coast of Southern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awhamm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aymor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naval operation in suppo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eanslat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iversionary plan in suppo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ipp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ttack on Pearl Harbor, Hawaii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a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Irish Republican Army plan to coordinate IRA and German intelligence operations, also known as Operation Art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br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aid on German positions at Lofote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ckpi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ommando raid on Vï¿½gsï¿½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ld Comfor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onvoy to MaltaÂ Â [Read More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lla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nd Commonwealth attack in North Africa in attempt to relieve Tob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lossu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ttack on Halfaya Pass on the border of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me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aid on Lofote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mpass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irborne raid in Calitr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ncertin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invasion of neutral Ir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ndo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ttempt to relieve Tob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nstellatio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The first British Arctic convoy to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one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delivery of 24 Hurrican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rkscrew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ti-shipping operation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rnflakes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onvoy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ron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invasion of Syria and Leban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rone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raid on Spitzberg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ttag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transfer of troops to Cypr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ttb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nvoy from Gibraltar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ulli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reinforcement of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untenanc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Planned British pre-emptive strike into Siam from Mala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verle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capture of German submarine U-110's Enigma cypher machine and documents by HMS Bulldo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ims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invasion of Iraq from Basra up the Tigris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omwel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invasion of Iraq from Basra up the Euphrates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oque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invasion of Iraq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ossbow</text:p>
          </table:table-cell>
          <table:table-cell office:value-type="string" table:style-name="ce1">
            <text:p>1943-1944</text:p>
          </table:table-cell>
          <table:table-cell table:number-columns-repeated="3" table:style-name="ce1"/>
          <table:table-cell office:value-type="string" table:style-name="ce1">
            <text:p><text:s/>Free French attempt to ambush and kill Luftwaffe pathfinder pilots i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osswor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onvoy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ucibl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nti-submarine naval patrol off Madagasc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usad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nvoy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ulver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upol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ccuppation of Vichy France after Italian support in 194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ycl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against Voronezh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yclo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lan for genocide throughout Euro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yril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Italian convoy missions to Tripoli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Chechivichi region of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affodi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ttacks in Egypt and Libya with aim on Tobruk, Lyb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ampfhamm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the Aleutian Islands, Alaska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an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auntles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adligh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fo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lph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Tuapse, Russia in the Caucasus reg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lph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invasion of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lt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obruisk, Belorussia in conjunction with Operation München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rffling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rvish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Planned German offensive at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tachmen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ttack on the Strait of Kerch and Rshev, Russia in the Caucasus region, part 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vo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the Strait of Kerch in the Caucasus region in Southern Russia, part 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ade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build-up of defenses in Tunis, Tunisia in the response to Allied Operation To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ngs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toward Stalingrad and the general Caucasus region in Southern Russia, part 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ploma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empt to break the Russian envelopment of German troops in Demyansk, south of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rschau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offensive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v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reconnaissance and raid operations in the Indian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mino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counterattack at Medenine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nnerkei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Second phase of the German summer offensive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nnerkei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Polotsk, Lepel, and Borisov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nner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the Andama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nnerschla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third phase of the German summer offensive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ppelkopf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German pincer operation against Ostazchkov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ppel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ircraft cover for Operation Cerber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ppelspru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break-out movement from Stal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r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shipping operation off Novaya Zemlya by Admiral Scheer and Admiral Hipp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uble Stri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to disrupt British supply lines in Southern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v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wnfal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ttack of the oil-rich Caucasus region in southern Russia, part of Operation Braunschwei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acula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German attack on Leningrad, Russia, renamed to Operation Nordlich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ago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Stalingrad and Astrakhan, Russia, part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aufgäng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aufgän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Kharkov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eieck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Odessa, Ukraine as a follow-up to Operation Fredericus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eznic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iftwoo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brovni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attack on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brovnik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response in case of Turkey joining the All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kedo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German invasion of the Iberian peninsula, revised from Operation Isabel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nhil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Orsha and Witeb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ünkirchen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ünkirchen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invasion of Celeb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nlop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operation near Vyazma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ynamo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the upper Dnieper River region (Belorussia and Ukraine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First German submarine wolfpack raid in the North Atlant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delwe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operation in the Caucasus region of Southern Russia, near Krasnoarmei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ch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plan to advance to the Don and Volga Rivers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lbote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airborne invasion of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lbote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ctivities in Gre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nhor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attack on Alexandria harbor,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b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invasion of the Iberian peninsula, revised from Operation Isabel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b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invasion of the Dutch East Ind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Uzda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enhamm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fjor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sto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J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ls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reconnaissance and air raid on Pearl Harbor, Hawaii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mi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reconnaissance and air raid on Pearl Harbor, Hawaii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ncor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plan to destroy the American fleet and recapture Guadalcanal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psil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pso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peration against Russian supply lines near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rnteeinbringu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rntefest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rntefest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ceptive operation in support of Operation Edelwe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xces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xport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Japanese landing operation in Palembang, Sumat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alk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combined German and Finnish attack against Kandalaksha and Belomor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lix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empt to hold a narrow connection near Demyansk, south of Leningrad, Russia to prevent envelopmen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ttack north of Cholm, Russia near the Lovat and Kunya Riv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empt to capture French fleet at Toulon,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k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Italian convoy missions to Tripoli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k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abruy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stun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Osipovichi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ste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weh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zang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drive toward the Caucasus region in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Failed Japanese invasion of Midway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string" table:style-name="ce1">
            <text:p>1936-1939</text:p>
          </table:table-cell>
          <table:table-cell table:number-columns-repeated="3" table:style-name="ce1"/>
          <table:table-cell office:value-type="string" table:style-name="ce1">
            <text:p>Aborted Japanese invasion of Port Moresby, New Guni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ischfa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German attack near Pogostje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ischreih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operation to sabotage aluminum factories in southern Scot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ax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edermau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in Radoshkovichi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iederblüt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submarine operation in the Caribb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iegenfän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attack on Leningrad, Russia, formerly planned as Operation Feuerzaub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intlo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German operation east of Moscow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c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Mogilev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öh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counterattacks in attempt to expand the Tunis, Tunisia perimet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i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ra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German attack in the Belyov-Yukhnov area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rel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Lublin, Po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rk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lan to sabotage industrial targets at Long Island, New York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rtitud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submarine campaign against shipping off the east coast of the United States, nicknamed "Second Happy Time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xchas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ankt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antic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ployment of battleship Tirpitz from Wilhelmshaven, Germany to Trondheim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an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dericus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Rabaul, New Britain and Kevieng, New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dericus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ttack toward the Volkhov River near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ihei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the Smolensk-Gorky area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failed German attack on Arctic convoy JW-51B by Admiral Hipper and Lützow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Italian anti-partisan operation in coastal region of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naval operation to attack Arctic convoy PQ-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shma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ied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itz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Planned German operation to secure Caucasus oil fields in Southern Russia with paratroop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onttheat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supply mission to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oschlaich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toward Stalingrad and the general Caucasus region in Southern Russia, part 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operations against Allied convoys to Murm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anfa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Italian convoy missions to Tripoli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erwache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ttack on Halfaya Pass, on the border of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fe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north of Smole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stur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Fail German naval operation to attack Arctic convoys PQ-12 and QP-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we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ployment of warships Prinz Eugen and Admiral Scheer to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ungswin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Sevastopol, Ukra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uška gor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operation near Demyansk, south of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chsjag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Loknja, Ukra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chsjagd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invasion of northern Sumat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German attack on Toropets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stia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ttack on the Allied forces in Cyrenaica,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seizure of Swiss expor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ff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ffensive in the Kerch Peninsula, Ukra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lvanic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mbi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Bosnia and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mm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rd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invasion of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udo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dvance against the British Gazala Line toward Tobruk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untle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i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the Roslawl and Bryansk region of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iseric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s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msbo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or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ation of the Fisherman's Peninsula in northern Scandin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rtrau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operation against Volch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rtru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within the Demyansk Pocket near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sellenprüf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between the Volga and Don Riv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iant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transfer to troops to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isell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shipping operation in Kara Sea and Barents Sea by warship Admiral Sche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neisenau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mining action off Novaya Zemlya archipelago in the Arctic Ocean by Admiral Hipper and destroy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alpo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to maneuver damaged Prinz Eugen from Trondheim, Norway to Kiel,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ldflak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morra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Break-out of German capital ships from Brest, France to Norway, Anglicized as "Cerberus" and nicknamed by the British as "Channel Dash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nd Commonwealth attacks against targets in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Operations Executive (SOE) assassination of Reinhard Heydri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ommando raid on German, occupied Sa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 IV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deceptive operation for Operation Lightfoo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ötz v. Berlichinge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mmando raid at Bruneva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ani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merican attack on Saf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eenli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The build, up of America forces and supplies for Operation Roundup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eif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delivery of Spitfir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eif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attack on Feda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enad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delivery of Spitfir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oßer Schla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ommando raid on the German docks at St. Nazai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ous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ed British commando raid on a radar site near Cherbour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d Commonwealth raid against Tob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coastwatchers operating on Japanese-occupied islands in the Pacif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e Bewegun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commando raid on German shipping in the harbor of Bordeau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pfei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ttempted British raid on a heavy water plant at Vemo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spech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attack on Port Lyautey (now Kenitra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uillotin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Norwegian guide party for Operation Freshm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uillotin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convoy from Gibraltar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unnersid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d Commonwealth raid against Bar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ünth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invasion of Madagasc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ustav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invasion of Diep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ymna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British invasion o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pre-emptive strike into Sia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bich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delivery of Spitfir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bich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d Commonwealth attack of El Alam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g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The first British 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gen Beweg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d Norwegian destruction of a power station in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convoy from Gibraltar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ifisc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landing at Cap Carb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ifisch I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Planning between the Allied countries and Ireland to counter a potential German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ifisch II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nvoy from Alexand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ilsto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ailed Allied attack on Or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lbre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Revised planning of Operation Roundup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mbone/Copperhea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Planned Allied invasion of Euro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mbur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British invasion of Diep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Planned Allied invasion of Cherbourg or Bres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nd Commonwealth raid against Benghaz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delivery of Spitfir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over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nvoy from Alexand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over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Commonwealth attack of El Alam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rborag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tiish attack on Tebaga Gap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rpo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invasion of French Morocco and Alge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rpun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nd Commonwealth attack on Jalo oasis in Cyrena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rtmu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convoy from Alexand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senjag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invasion of Guadalcana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ts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Polish Zwiazek Odwetu sabotage against German railway transpor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udeg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response to Italian surrender to the All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wkey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uzla,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ch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on the north Dalmatian coast in Yugoslavia, with focus in the cities of Rijeka, Karloba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ck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Fruška gora Mountains in Syrmi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id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minelaying operation north of Corsica,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inri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ffensive near Tunis, Tunisia in conjunction with Operation Ochsenkopf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gewitter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gewitter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gewitter I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Bilo go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gewitter IV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lau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evacuation from the Caucasus region in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nebe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evacuation of Rshev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reis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zeitlos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ation of Zagreb, Sisak, and Bjelovar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kule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near Cardaci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man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at the Glogovnica Canal on the Casma Rive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man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the Dalmatian islands in Adria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mel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withdrawal from Saaremaa, Esto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u-Akti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Wester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ikari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The second aborted German Arctic sortie by Scharnhorst, Prinz Eugen, and destroy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immler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ine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along the river Obdol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hes Ven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ld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to rescue Benito Mussolini from Allied imprisonmen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lzaug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s on Allied positions at the Dorsal Mountains in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rnbläs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ttacks on Allied positions at the Dorsal Mountains in Tunisia following Operation Eilbote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rn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rrid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invasion of Kos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undsmit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aerial bombing operation against power generators in Moscow and Gorky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bertus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naval bombardment of Spitzbergen, Svalbard Islands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mme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west of Ossipovichi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mmer</text:p>
          </table:table-cell>
          <table:table-cell office:value-type="string" table:style-name="ce1">
            <text:p>1940-1945</text:p>
          </table:table-cell>
          <table:table-cell table:number-columns-repeated="3" table:style-name="ce1"/>
          <table:table-cell office:value-type="string" table:style-name="ce1">
            <text:p>German anti-partisan operation near Minsk and Slut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ndesoh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Fruška gora Mountains in Syrmi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rrica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mountains northeast of Tuzl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rry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sa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fensive build-up of the Italian Alpine pas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sky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f British units at the 'Banana Ridge' in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yacinth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commando operation against British supply lines in Ir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ydr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first aborted German Arctic sortie by Scharnhorst, Prinz Eugen, and destroy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bex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ttack on Faid Pass near Sidi bou Zid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ceberg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chi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Split on the coast of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karus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minelaying operation via S-Boa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lon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lti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at the Kupa River between the Sava and the Farkašic-Kravarsko lin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nfatu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Smolensk, Russia prior to Operation Zitadel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ngebor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nmat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ns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rak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evacuation operation near Oryol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roncla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Trogir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sabell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stri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Gomel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va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at Peljesac peninsula in the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at Peljesac peninsula in the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co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s at the islands of Mljet, Hvar, Brac, and Solta off the coast of Croatio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e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s at the islands of Mljet, Hvar, Brac, and Solta off the coast of Croatio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jc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Vilnius and Polot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jc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cruiser Lützow operation in the Bal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jce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jce I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Pindus Mountains region of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ywic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anti-shipping operation in Kara Sea by Lützow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erich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ir raid against Allied advances on New Guinea and Guadalcanal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onqui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ction at Hydra Island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bile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Norther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da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Moslavack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dgmen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ployment of naval vessels in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ggl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evacuation of Guadalcanal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neau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evacuation of Kiska, Aleutian Islands, Alaska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no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OW rescue operation via submarine into the St. Lawrence River in Canad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no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xis anti-partisan operation in the Velika Kladuša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pit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pi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seizure of Italian equipment and territory upon the Italian surren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efensive build-up of the French and Italian Alpine pas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-1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Minsk and Borisov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-2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n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evacuation of the Caucasus region in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r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attack on British units at the Fondouk Pass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rlsba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nti-partisan operation in the area between Rogatica and Vlasenic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rlshaf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near Vitebsk, Belar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stani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Makarska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ste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across the Lika Mountains to Zadar on the coast of the Independent State of Croatia after the Italian surren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thle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evacuation of Sicily, Italy over the Strait fo Messi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ub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landings on Leros of the Dodecanese Islands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anti-partisan operation against Josip Broz Tito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elhau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Canceled German evacuation of Crim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tsu-Go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iebit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Gafsa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ikusui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itt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labauterman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Mglin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lar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towing of a 3000-ton drydock from Mariupol to Odessa, Ukra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lašnic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unter-offensive at Myschanko-Berg during the Battle of Stalingra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lette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response in case of an Allied invasion of the Iberian peninsula, centering largely around the defense of the Pyrenees pas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German attack on Majaz al Bab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n-Go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nra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nstant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final German operation of Scharnhorst to intercept convoy JW-55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penhag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Grmec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ral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Sunja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rmora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third and successful German transfer of Scharnhorst and destroyers from the Baltic Sea to Narvik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rnblum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at Mesovan Pass in Southeaster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zar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ause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near Kursk, Russia after Operation Zitadel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ause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to kidnap the son of Miklós Horthy's son to prevent Horthy from siding with the Allies, codename later changed to Ma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em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Lamia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ešev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north of the Sava River in Serb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euzo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at the Okucani-Lipik-Banova Jaruga-Novska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imhilde Beweg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Prnjavor-Kotor Varoš-Teslic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ohco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against British troops on the Greek island of Samos, part of Operation Zwischenspi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uckuckse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ugelblit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lan to kidnap the Pope from the Vatican Cit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ugelblit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urb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rtillery bombardment of the Strait of Kerch between the Black Sea and the Sea of Azo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chsfa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ystematic murder of Polish intelligentia, phase I of ther German "Final Solution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dbro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near Razboj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ndbrück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between Bosanski Novi and Prijedo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ndstur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defensive plan against Allied attacks on Rabaul, New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ndwir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SS operation to disband the Danish milit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uffeu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ur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north of Vitebsk, Belorussia in conjunction with Operation Wilden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win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Montenegro and Herzegovin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plan in the event of an Italian surren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and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submarine mining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hrga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Failed German landing on the island of Brac off the coast of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l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plan to deploy Italian units to Southern France after Italian surren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nti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raid upon Allied occupied Spitzbergen Island, Svalbard Islands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opar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attack on Bougainville in the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chterme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xis anti-partisan operation in the area between Bosanski Novi and Buzim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cht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ghtfoo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k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l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ver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escort operations for blockade runn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og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aerial bombing operation against Russian industries in the Ural Mountai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ongclot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Koza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o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öw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Rogachev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oyt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alnik Mountains between Varazdin and Krizevci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chs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ci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north of Viteb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ci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the Balka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dwi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Sarajevo,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ftparad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Sarajevo, Bosnia, Yugoslavia, continuation of Operation Weiss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s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p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north of Vitebsk, Belorussia in conjunction with Operation Schnepf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str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st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Tuzla,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ütti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in Lithu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gic Carpet</text:p>
          </table:table-cell>
          <table:table-cell office:value-type="string" table:style-name="ce1">
            <text:p>1945-1946</text:p>
          </table:table-cell>
          <table:table-cell table:number-columns-repeated="3" table:style-name="ce1"/>
          <table:table-cell office:value-type="string" table:style-name="ce1">
            <text:p>Failed German anti-partisan operation in Norther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bau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Kordun in Bosnia, Banovina and Turopolje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naval operation involving warship Admiral Scheer in the Siberi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rtillery bombardment of Yey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Kalnik Mountains in the Novi Marof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käf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Livno,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jestic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German evacuation from the Demyansk Pocket near Leningrad,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lari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njaca Mountain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ffensive at Kur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nna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raid against a Norwegian/British station at the Svalbard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p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the Greek island of Samos, part of Operation Leopa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garethe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ttack on the Dodecanes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garethe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naval patrols near the Azor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iann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landing at Saler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it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irborne rescue operation for POWs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ke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aid against German ships interned in neutral Portuguese port of Go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ket Gard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operation against the rail bridge between Pesaro and Fa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t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Preliminary assault on forward Mareth Line positi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ärzfieb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invasion of northern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sco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paradrop to supply antigerman resistant grou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tador (1941)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attacks against Japanese targets in the Southwest Pacif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tador (1945)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bombing of Ruhr dam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tterhor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raid in Sici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landings at Woodlark and Kiriwina Islands off New Guinea in support of Operation Cartwhe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etinghous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landings on the Russell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nac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Planned British invasion of Alderney in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ridia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lanned British invasion of Jersey in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rku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Planned British invasion of German-occupied Channel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rku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invasion of Pantella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ss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oyal Air Force actions to deceive German air defen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attack of Kisk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cha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British invasion of Guernsey in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llennium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roposed Allied invasion of northern Sumat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ncemea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No.3 Commando amphibious landing to outflank the German lines at Termol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rko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air raid on Regensburg and Schweinfur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tt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air operation to disrupt the Axis system of air transport to Afr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tte Jul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The use of Soviet airfields by bombers of Western All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ttelmeer</text:p>
          </table:table-cell>
          <table:table-cell office:value-type="string" table:style-name="ce1">
            <text:p>1940-1941</text:p>
          </table:table-cell>
          <table:table-cell table:number-columns-repeated="3" table:style-name="ce1"/>
          <table:table-cell office:value-type="string" table:style-name="ce1">
            <text:p><text:s/>British airborne attack on Primasole Bridge over River Simeto south of Mount Et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invasion of Gilbert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ndscheinsonat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bombing of Hambur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orbra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dvance from Cyrenaica to Tripolit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luf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Second British raid on a heavy water plant at Vemo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röt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Early name for Operation To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rö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project to construct an aircraft carrier from ice for North Atlantic defens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ster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naval transport to Murmans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wind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invasion of Sici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wind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ir raid on rocket research facilities at Peenemï¿½nd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slavacka gor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nglo-Australian attack on Japanese shipping in Singapore harb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st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eaborne rescue operation for POWs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öwe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8th USAAF disastrous attack on the German ball-bearing factories concentrated an Schweinfurt in Southern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öwe V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gliderborne attack near Syracus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ünch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deployment of Chindit forces into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ünchen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deceptive operation for Operation Husk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ünchen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Special Air Service (SAS) raid on a lighthosue in Sici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usketo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building of the Tiddim road across the Chin hills in Central Burma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ustralian convoy transporting troops from Sue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chbarhilfe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d Commonwealth attack on the Mareth Line in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chbarhilfe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attack on Att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pfkuch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plan to drive between German armies in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rcissus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pecial Air Service (SAS) raid on the rail line between Ancona and Pesca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ti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1st Airborne Division landing at Tarant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u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X-class midget submarine attacks on German warships based in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umbur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operation to intercept blockade runners in the Bay of Bisc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vvy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Final phase of the Allied assault on Tunis and Bizerte in North Afr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belübun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Early name for Operation To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lly U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tarctic expedition for the possibility of establishing ba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ls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plan to intercept German blockade runn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ptu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interception of Japanese aircraft carrying Isoroku Yamamot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ptu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inal Allied attack on Tun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ptu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UK Guards Brigade attack on Horseshoe Hill at Mareth Line in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ula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occupation of Gaf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wt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Nor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ibelungenfahr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ienbur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fense plan in case of an Allied invasion o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ipoff</text:p>
          </table:table-cell>
          <table:table-cell office:value-type="string" table:style-name="ce1">
            <text:p>1946-1947</text:p>
          </table:table-cell>
          <table:table-cell table:number-columns-repeated="3" table:style-name="ce1"/>
          <table:table-cell office:value-type="string" table:style-name="ce1">
            <text:p>German defense plan in case of an Allied invasion of the Balkans via the Adria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iwi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fense plan in case of an Allied invasion of the Balkans via the Aeg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fense plan in case of an Allied invasion of Denma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fense plan in case of an Allied invasion of Italy, activated after Allies launched Operation Shing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lich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efense plan in case of an Allied invasion of Italy via the Ligurian Sea, part of Fall Ma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lich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Italy via the Adriatic Sea, part of Fall Ma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licht-Bewegu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for the Nettuno area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mark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Japanese attack of the American fleet off Saipan, Mariana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pol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operations in Rom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po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Lipik-Novska-Okucani reg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se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evacuation of Esto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seetou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Japanese defensive operation at the Irrawaddy River in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west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Axis anti-partisan operation on the Primošten Peninsul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win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nti-partisan operation in the Moslavack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win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plan to withdraw from northern Finland prior to the Lapland W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ürnber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s in Rom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ussknack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Našice-Ðakovo region of Slove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bvi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oza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chsenkopf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the Istria Peninsul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dysseu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area between the Sava and Drava River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denbur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 utilizing German aircraft to deceive partisan fight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denbur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Early name for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ivenernt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operation after the failed Operation U-Go offensive in Ind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ymp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ffensive to relieve troops fighting in Lat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ympic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German evacuation of bridgeheads at the river Maas (Meuse) west of Arnhem,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rang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Montenegro, Yugoslavia and in Northern Alb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rka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Velika Kapela Mountains in the Independent State of Croatia to secure a supply rou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rkan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along the road between Zagreb and Varazd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ka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xis anti-partisan operation along the road between Zagreb and Varazdin in the Independent State of Croatia, coninuation of Operation Dubrovi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t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Axis anti-partisan operation in the Krašic reg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nti-partisan operation in the Krašic region in the Independent State of Croatia, continuation of Operation Dünkirchen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ter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tfron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gents infiltration into the US to gather intelligence on Manhattan Projec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38" table:style-name="ce1">
            <text:p>1938</text:p>
          </table:table-cell>
          <table:table-cell table:number-columns-repeated="3" table:style-name="ce1"/>
          <table:table-cell office:value-type="string" table:style-name="ce1">
            <text:p>Axis anti-partisan operation west of Kn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east of Zagreb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Papuk Mountain and Bilo go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uting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Failed German anti-partisan operation in Macedo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uting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Dalmatian islands in Adria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vercast/Paperclip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destruction of bridges near Florence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verlo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counterattack to the Allied invasion of Anzi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zr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Memici and Osmaci in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zren</text:p>
          </table:table-cell>
          <table:table-cell office:value-type="string" table:style-name="ce1">
            <text:p>1941-1942</text:p>
          </table:table-cell>
          <table:table-cell table:number-columns-repeated="3" table:style-name="ce1"/>
          <table:table-cell office:value-type="string" table:style-name="ce1">
            <text:p>Axis anti-partisan operation west of Banja Luka to open the road between Bosanski Novi and Prijedo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dd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peration to disrupt Russian supply lines on the Danube River near Budapest,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derbor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operation to take the island of Vis off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mphle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relief operation for troops trapped near Min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the Jura Mountains in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at Primorska and Gorenjska in Slove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Lepel, Belorussia as a follow-up operation of Operation Regenschau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area between Knin and Kistanje in the Independent State of Croatia to secure a supply rou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zerfau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Japanese plan to isolate Australia by capturing New Caledonia, Samoa, and Fij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zerfau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vanzcic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rava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alnik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rnass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aerial bombing of the United States via ballo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sspor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the region near the Greek-Albanian border before Operation Einhorn, renamed to Operation Feuerzaub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storio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infiltration of Allied rear areas using Allied uniforms, part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uken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mass-deployment of fighters against Allied bomb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ula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Japanese action to isolate and destroy Anglo-Indian forces at Arakan, Burma, precursor to Operaion U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ul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intelligence gathering in Spitzbergen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desta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flooding of parts of the Netherlands to hinder Allied advance, later renamed to Operation Sto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gasu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ceptive operation in support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king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Rejected German plan to withdraw German troops in Italy behind the Po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riant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enslavement of East European children between the age of 10 and 15 to work in the German armament indust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rpetua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ubmarine operation against an Allied convoy in the North Atlant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trinj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aratrooper operation as a part of Operation Greif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trova gora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trova gora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ation of Sofia, Bulga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fingstausflu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ir raids on London and other nearby British cit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fingst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attack in Eastern China to link up Northern China and Indochi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ied Piper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ike</text:p>
          </table:table-cell>
          <table:table-cell office:value-type="string" table:style-name="ce1">
            <text:p>1939-1941</text:p>
          </table:table-cell>
          <table:table-cell table:number-columns-repeated="3" table:style-name="ce1"/>
          <table:table-cell office:value-type="string" table:style-name="ce1">
            <text:p>Axis anti-partisan operation east of Karlovac and north of the Kupa Rive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ir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Vrbas Valley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ane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Bulga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anspiel III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Japanese defensive plan in Southern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atinfuch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nti-partisan operation in the Prijedor-Sanski Most-Omarska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unde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at the Sava River in the Independent State of Croatia, destroying all boats and ferr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ut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ive operation on Biak Island, New Guin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the Sporades Islands, Greece, previously named Operation Neptu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intblank</text:p>
          </table:table-cell>
          <table:table-cell office:value-type="string" table:style-name="ce1">
            <text:p>1943-1944</text:p>
          </table:table-cell>
          <table:table-cell table:number-columns-repeated="3" table:style-name="ce1"/>
          <table:table-cell office:value-type="string" table:style-name="ce1">
            <text:p>Axis anti-partisan operation in the Fruška go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larfuch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larnach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ubmarine operation against the Allied fleet off France during the Normandy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megran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area south of Sid and near Ilok in Syrmi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megran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roposed German evacuation of Courland, Lat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rtculli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plan against an Allied landing at Livorn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seido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unter-offensive at Mortain, France in responce to Operation Cob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stage Ab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Vlasenica in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sthor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Norther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tlu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ccupation of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rijedo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ation of Rom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rimros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Planned German attack of the Ardennes region as proposed by Gerd von Rundstet, rejected by Adolf Hitler for being too conservativ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rüfstand X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mining of the Ligurian Sea off Norther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ugili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unterattack to the Allied invasion of Anzio and Nettun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um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Que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landing on the island of Brac off the coast of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Quicksilv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landing on the island of Solta off the coast of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plan to land agents in Scot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ba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fallback to the Arno River in the Tuscany region of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twee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ubti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the Sporades Islands, Greece, later renamed to Operation Koral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ubvogelkäfi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ureif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withdrawal from the Kola Peninsula into Norway after Finland switched sid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att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troop deployment in Fin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att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torpedo boat operation off Corsica, Franch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atta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naval deployment in the Adriatic Sea and Aeg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boge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ation of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boge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Polotsk and Lepel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schau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rogram to develop submarine launched V-2 rocke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schirm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ground and air attack on partisans on the Balkan penins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wur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Lepel and Polozk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ult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occupation of ore mines in and around Ljubij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inhar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on the Murter Peninsul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inha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nat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efense plan in case of an Allied invasion of Italy, activated after Allies launched Operation Shing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n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Macedo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nnti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empt to capture Josip Broz Tit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nnti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at the Kalnik Mountains south of the Ludbreg-Koprivnica Lin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servi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Montenegro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heinübung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Start of the German V-1 rocket attack against London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ichar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west of the Sesvete-Varazdin road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icha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ordun and Banija regio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isnjak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western Slavoni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istow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to find and capture Josip Broz Tito's headquarters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Zaprešic-Krapinske Toplice-Klanjec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as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attack of the American fleet off Leyte, Phillipine Islands, Japan, part of Operation Sho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me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e plan for Formosa and the Ryukyu Islands, Japan, part of Operation Sho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ösle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e plan for Honshu, Japan, part of Operation Sho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össelspru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defense plan for Hokkaido, Japan, part of Operation Sho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össelspru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e plan against American advances toward Jap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u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Allied units at Anzi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unde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Easter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undhamm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bombing of London and Southern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undup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near Otocac and Vrhovin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yal Marin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Transfer of Finnish intelligence records, equipment, and personnel to Sweden at the end of the Continuation War to avoud Soviet captu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yal Mari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flooding of parts of the Netherlands to hinder Allied advance, previously named Operaion Heid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übezah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irborne drop behind Allied lines, part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ügen</text:p>
          </table:table-cell>
          <table:table-cell office:value-type="float" office:value="1937" table:style-name="ce1">
            <text:p>1937</text:p>
          </table:table-cell>
          <table:table-cell table:number-columns-repeated="3" table:style-name="ce1"/>
          <table:table-cell office:value-type="string" table:style-name="ce1">
            <text:p>German plan to restore Benito Mussolini's power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umpelkamm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ceptive operation at Nettun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uthless</text:p>
          </table:table-cell>
          <table:table-cell office:value-type="string" table:style-name="ce1">
            <text:p>1939-1941</text:p>
          </table:table-cell>
          <table:table-cell table:number-columns-repeated="3" table:style-name="ce1"/>
          <table:table-cell office:value-type="string" table:style-name="ce1">
            <text:p>Japanese attack on American forces at Cape Torokina, Bougaineville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utt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attacks in the Philippin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convoys to the Doberai Peninsula in Western New Guin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bin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Failed German attempt to capture Suursaari Island, Finland in the Gulf of Fin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br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German invasion of the Åland Islands in the Baltic Sea from Fin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far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Japanese attack on Bougainville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laam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Phase one of Japanese attack in Eastern China, part of Operation Ichi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ndcrab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ndman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ation of the Bulgarian-held Skopje region of Macedo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nke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occupation of Budapest, Hungary, part of Operation Margarethe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rajev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Zaistovec-Preseka reg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t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assault on Imphal and Kohima, Ind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vannah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on the island of Ugljan off the coast of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xifrag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Papuk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a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forces of Dragoljub Mihailovic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ami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forces of Napoleon Zervas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arnhors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nti-partisan operation in the Balka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lüsselblum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empt to overthrow Adolf Hitler, written under the cover of a plan to foil potentioal worker rebellions, Anglicized as "Valkyre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lussjag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landing on the island of Hvar off the coast of Croatia, Yugoslavia, part of Operation Herbstgewitter III and Operation Herbstgewitter I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naval bombardment of Sworbe, Esto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gestöb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ffensive in the islands off the Dalmatian coast of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ma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west of the railroad connecting Ðurmanec and Krapinske Toplic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schmelz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Slovenia, Yugoslavia, part of Operation Frühlingsanfa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stur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ttack on the Americans in the Appennine Mountains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pf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American troops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war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war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Failed German operation to destroy powerplants in Moscow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ehun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Plesivic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elöw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offensive in the Ardennes, Anglicized as "Wath on the Rhine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emöwe</text:p>
          </table:table-cell>
          <table:table-cell office:value-type="string" table:style-name="ce1">
            <text:p>1940-1945</text:p>
          </table:table-cell>
          <table:table-cell table:number-columns-repeated="3" table:style-name="ce1"/>
          <table:table-cell office:value-type="string" table:style-name="ce1">
            <text:p><text:s/>Allied attack on Galmanch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eräub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Diversionary Allied naval operation near the Channel Islands before the sta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pal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build, up of defenses at Kumi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ing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invasion of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research on remote, controlling B-17 bomb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Le Hav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attack on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 IV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operation to destroy a rail bridge between Pesaro and Fa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iversionry landings near the tip of Calab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withdrawal after failure of Operation Market GardenÂ Â [Read More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attack on River Vi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deceptive operation to create false threat of invasion in Balka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lberfuch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Diversionary Allied attack in suppo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lberstreif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mine, laying operation around the Kiel Canal to prevent German naval reac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ri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zili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olish local uprisings organized by the Polish Home Arm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korpio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search and destroy operation for German supply tank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korpi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invasion of Eniweto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ky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AF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lapstic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attack on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ledgehamm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Canceled Allied plan to build artificial harbors at Quiberon B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leut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the Balkans before the start of Operation Shing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lipper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attack on the German Siegfried Line at Geilenkirch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nowdrop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breakout of the Normandy beachhead that laid foundations for the Falaise Pocke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mmernachtstraum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naval airstrike on Saba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nderaktion Krakau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Planned Allied airborne attack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nnenaufga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rench commando operation sponsored by British Special Air Service (SAS) to destroy German railroad targets in Britt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nnenblum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naval air attack on Saba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nnenwend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anti-shipping patrols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urc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ti-shipping patrols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urc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airborne landings on Noemfo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a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rmy action during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ark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Special Air Service (SAS) reconnaissance operation in the Argentan area of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ätles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attack on the German Gustav Line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eedwel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French commando operation sponsored by British Special Air Service (SAS) to organize and arm French Resistance fight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ortpala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exercise in preparation for joint operations against the Japanes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ortpala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Defense of Lond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ott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gliderborne attack in Southern Fra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ri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invasion of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adthag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Failed British raid on rail targets north of Rom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ah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borted British Special Air Service (SAS) operation to support Operation Cob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alem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ailed British attack on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arvati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Diversionary Allied attack to create the deception of an attack on Geno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einadl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invasion of Marshall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einbo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invasion of Mariana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einschla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s to hint two false invasions before the sta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ella Polari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assassination attempt on Erwin Romm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immung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usage of X-craft midget submarines as navigation beacons off Sword and Juno beach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one Ag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rmor attack along highway 69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onewal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Canceled landing of US 82nd Airborne near Rom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or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rmor breakout attempt from the Normandy beachhead/attempt to tie down German units in support of Operation Cob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örfa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öss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7"/>
        </table:table-row>
        <table:table-row table:number-rows-repeated="2" table:style-name="ro1">
          <table:table-cell/>
          <table:table-cell office:value-type="string" table:style-name="ce1">
            <text:p>Operation Straf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rang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ttack on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ri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air attack on T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ruggl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Southern France before the sta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uden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naval radar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urmflu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ttack on the floating U-boat dock in Pudderfj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bstanc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Special Air Service (SAS) commando action near Dij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bombing of Duisburg and Cologne in North Rhine Westphal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-Kroatien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assault on Walcheren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-Kroatien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deceptive operation to hint continued Allied focus in the Mediterranean Sea when the Allies had already decided on a cross-channel inv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Low-level Allied air raid on Amie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ttack on Hill 112 near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advance to the Se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mpf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Special Air Service (SAS) operation to lead French Resistance fighters to disrupt German forc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mpffieb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Failed British Special Air Service (SAS) action at the Vosges Mountains in east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nris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mine-laying operation in and at the entrance to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per Gymna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airborne attack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percharg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Failed Allied attempt to secure bridges over the main rivers of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percharge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The failed 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pply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merican build-up of long range bomber bases in China and Ind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rge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parachute assault near Merderet River in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ssex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glider-borne attack in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witchba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glider-borne attack near Sainte-Mere-Eglise, Eglise in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The transfer of captured V-2 rocket compnents from Poland to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construction of artificial anchorages off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celed British Special Air Service (SAS) action i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the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bar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Free French jeep-mounted patrol in Champagne, Burgu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ifu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RAF ai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ke-Ich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nti-shipping operation in the Aeg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l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nti-shipping operation in the Aeg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 2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invasion of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 O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pursuit of German rear guard near the Se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 We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AF ai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nbaum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rescue mission of airborne troops after the failure of Operation Market Gard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nbau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Office of Strategic Services (OSS) supported operation in Swed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nberg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Allied training exercise at Studland B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sma</text:p>
          </table:table-cell>
          <table:table-cell office:value-type="string" table:style-name="ce1">
            <text:p>1943-1944</text:p>
          </table:table-cell>
          <table:table-cell table:number-columns-repeated="3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sumak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construction of undersea oil pipelines between Britain and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ub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ttack in Normandy in support of Operation Goodwoo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ub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Special Air Service (SAS) raid against the airfield at San Egidi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uben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survey of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en-Go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naval air attack on shipping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en'ichi-Go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nti-shipping patrols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eslic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offensive operation in and near Roer (Rur) valle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heodo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Pas de Cala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heodora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Free French attack on a German coastal battery in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hese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Second British mining of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hursda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Office of Strategic Services (OSS) supported operation in Swed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chwi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invasion of Anzio and Nettu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Norway before the sta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pursuit of German raider in the Indian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deceptive operation for Operation Drago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attack near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 Claw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attack invasion of Palau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ntenfisch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bombing of German supply lines prior to Operation Diade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rench reconnaissance operation to monitor German troop movements in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mbola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Canadian offensive against the Breskens Pocket of German resistance on the southern shore of the Scheldt estuary in the southern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ng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deployment of Chindit units into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n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training exercise at Slapt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rch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taliz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irborne attack east of the Or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c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break out from the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ctab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operation against German defenses along the Caen-Falaise road to allow an Allied break out of the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nso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naval air raid on Suraba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ppenjag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training exercise at Slapt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v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carrier ai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vnik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Canadian offensive down the South Beveland peninsula near the Scheldt estuary in the southern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eibjag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The transfer of captured V-2 rocket compnents from Poland to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euebru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attack on Carpique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i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Cre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janisches Pfe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borted German suicide aerial attack on bridges over river Weichsel in attempt to disrupt Soviet supply lin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janisches Pfe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lan for a redoubt in the German Alp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li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ir raid on Ulithi, Carolin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ndheim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xis anti-partisan operation at the Moslavacka Mountains southeast of Zagreb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user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evacuation o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b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ir raid against Allied airbases in the Netherlands and Belgium in support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lip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Failed transfer of technical plans and strategic materials from Germany to Japan, using submarine U-86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ngst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struction of a bridge on the Oder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nn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unter-attack against Russian troops near Budapest,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zla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along the Danube Rive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aerial bombing of hydropower plants east of Moscow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evacuation of East Prussia,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lja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British air units in Belgium and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l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reconnaissance of Ulithi Atoll, Caroline Islands, part of Operation Arash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lric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Japanese operation to use transports to land suicide troops on American airfields in the Mariana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na-Sava Ben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defense plan against potential American invasion of the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ngewi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special attack against American ships off Okinawa, Jap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rsul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Japanese offensive against American ships using manned torpedo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rsula</text:p>
          </table:table-cell>
          <table:table-cell office:value-type="string" table:style-name="ce1">
            <text:p>1936-1939</text:p>
          </table:table-cell>
          <table:table-cell table:number-columns-repeated="3" table:style-name="ce1"/>
          <table:table-cell office:value-type="string" table:style-name="ce1">
            <text:p>Axis attack near Budapest, Hungary to relieve the sourrned cit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arazd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Lašva Valley and Travnik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arsit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Tuzla in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nezi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offensive in Alsace and Lorraine in northeastern France in conjunction with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nezi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Rescinded German order to scuttle German ships at the end of the w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ngeanc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lan to move V-2 rockets to avoid Allied air strik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ritabl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offensive in the Netherlands in conjunction with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rra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f Russian troops in Choszczno, Pomerania,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rra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counter-offensive from Esztergom,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ereck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special attack mission against the Allied anchorage at Ulithi, Carolin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goro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naval attack against the American fleet off Okinawa, Japan, alternate name of Operation Ten'ichi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rovitic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naval attack against the American fleet off Okinawa, Japan, alternate name of Operation Ten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šegra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in Budapest,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talit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ogelsa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fighter deployment against Allied bombi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ulca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in the area of Molsheim, France and Zabern,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Free French airborne attack in the Netherlands to capture canal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draus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dteufe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test launches of captured German V, 2 rock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dwint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photographic reconnaissance of southern Malaya and airstrikes against Sumatran airfiel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fisch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capture of the atomic pile at Haigerlo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naval operation to provide cover for Operation Drac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kür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ttack on the towns of the Roer (Rur) Triangle (Roermo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zertrau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advance toward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sserkante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British Special Air Service (SAS) operation near Tur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tchtow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Royal Air Force bombing of the Gestapo headquarters in Copenhag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b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Failed British Special Air Service (SAS) operation to block the railway through Brenner Pass on the Italy/Ausria bo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plan to insert propaganda into the German mail syste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ihnachtsman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iß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ir attacks against the Nicobar Islands and air cover for minesweeping forces near Phuket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iß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Negotiations which led to the German surrender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rewolf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ost-war scuttling of German sumarin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rewolf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invasion of Iwo Ji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erübun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erübung No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mphibious assault on Rango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erübung Su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search and destroy operation for Japanese cruiser Hagur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pennest I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attack on German mountain positions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pennest II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evesdropping on imprisoned German scientis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operation to cut the submarine telephone cables off Hong Ko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-Bosnie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ti-shipping operation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sturm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Canadian administrative operation that moved troops from Italy to northwestern Euro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stur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crossing of the Roer (Rur)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win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merican capture of German atomic materials ahead of French occup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hit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merican invasion of Okinaw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eniec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New Zealand naval bombardment of T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esengru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minesweeping operations off Okinaw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ki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and British forced repatriation of Soviet prisoners of war back to the Soviet Un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king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ir attack on Pangkalan Brand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kin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naval air strikes on northern Malaya and air cover for minesweeping operati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ent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merican capture of German scientific documen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ent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Allied invasion of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horn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paradrop of food to German-occupied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occupation of Ramree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Incendiary bombing of Toky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ir attack on Palemba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fre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Successful SOE mission (Force 136) involving Karen guerrillas to attack Japanese forces in Southern Burma. Estimates suggest that the Japanese suffered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helm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dso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capture of German rocket technolog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dstoss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phibious landing by 25th Indian Division and 3rd Commando Brigade on the Myebon penninsula to cut Japanese lines of communication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kelrei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rossing of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end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removal of own naval mines off Auck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gewi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ommando attack at Comacchio lago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märche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nvoy escort to Murmans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märch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utting of submarine communications cable off Saig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zaub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Royal Marines invasion against Cheduba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olk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ed British deceptive operation for Operation Zipp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olkenbruc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response to German Operaiton Sizili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op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pecial Air Service (SAS) raid to disrupt rail communications in Norther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orek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American aerial mining of Japanese ports and waterway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ulf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midget submarine attack on Japanese cruiser Takao in Singapore Harb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ulf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Negotiations which led to the German surrender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underla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apture of German rocket technolog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underland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invasion of Akyab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Yarmout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pecial Air Service (SAS) raid near Bolog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airborne operation east of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agorj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Canadian crossing of the Roer (Rur)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ahnarz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lanned British amphibious invasion of Mala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ari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Failed British Special Air Service (SAS) operation to block the railway through Brenner Pass on the Italy-Austria bo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auberflöt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transfer of weapons and personnel to Francisco Franco's forces in the Spanish Civil W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enica-Zavidovic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ubmarine operation in support of Francisco Franco's naval forces during the Spanish Civil W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eppel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bwehr intelligence gathering system in Spain and Morocc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eppel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British plan to invade the Soviet Unit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erber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British Admiralty plan to capture an Enigma encryption mach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eth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bacteriological weapons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eth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code name for decoded Japanese cipher syste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geunerbaro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code name for decoded German Enigma messag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ppe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reinforcement of the Italian Regia Aeronautica in the Mediterran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tadell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ccuppation of Vichy France prior to Italian support in 194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tronell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infiltration of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ombi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gents infiltration into Britain and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umberak IV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nuclear fission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wischenspi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s near Ozren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an Kathlee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program to develop composite aircraf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an W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nuclear weapon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an Z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The build, up of America forces and supplies for Operation Overloa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anstudie 39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British raids against German rocket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roject Habakku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llied bombing missions aimed at softening German coastal defenses i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rovincia di Lubian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ction of the Polish Home Army against German border guarding stati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GSALY</text:p>
          </table:table-cell>
          <table:table-cell office:value-type="string" table:style-name="ce1">
            <text:p>1943-1945</text:p>
          </table:table-cell>
          <table:table-cell table:number-columns-repeated="3" table:style-name="ce1"/>
          <table:table-cell office:value-type="string" table:style-name="ce1">
            <text:p>American-developed secure speeck system for highest-level Allied communicati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Ultra</text:p>
          </table:table-cell>
          <table:table-cell office:value-type="string" table:style-name="ce1">
            <text:p>1939-1945</text:p>
          </table:table-cell>
          <table:table-cell table:number-columns-repeated="3" table:style-name="ce1"/>
          <table:table-cell office:value-type="string" table:style-name="ce1">
            <text:p><text:s/>American operation to transport American servicemen back to the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Wacht am Rhe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The repatriation of 70</text:p>
          </table:table-cell>
          <table:table-cell table:number-columns-repeated="16377"/>
        </table:table-row>
        <table:table-row table:number-rows-repeated="1047514" table:style-name="ro1">
          <table:table-cell table:number-columns-repeated="16384"/>
        </table:table-row>
      </table:table>
      <table:database-ranges>
        <table:database-range table:target-range-address="Tabelle1.B1:Tabelle1.C106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Carina</dc:creator>
    <meta:creation-date>2017-04-27T11:22:44Z</meta:creation-date>
    <dc:date>2017-06-15T23:09:07Z</dc:date>
    <meta:editing-duration>PT0S</meta:editing-duration>
  </office:meta>
</office:document-meta>
</file>